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7"/>
    <style:style style:name="P5" style:family="paragraph" style:parent-style-name="Standard" style:list-style-name="L6">
      <style:paragraph-properties fo:margin-left="0.9846in" fo:margin-right="0in" fo:text-indent="-0.25in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margin-left="0.9846in" fo:margin-right="0in" fo:text-indent="-0.25in" style:auto-text-inden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Book Krextown Penelitian</text:h>
      <text:p text:style-name="Text_20_body">Selasa, 2012 Jun 26</text:p>
      <text:list xml:id="list28340295" text:style-name="L8">
        <text:list-item>
          <text:p text:style-name="P10">Observation: Is there any possibilities, given a corpus, we come up with a set of nodes who have these characteristics:</text:p>
        </text:list-item>
        <text:list-item>
          <text:p text:style-name="P11">Zero in-degree.</text:p>
        </text:list-item>
        <text:list-item>
          <text:p text:style-name="P11">One or more out-degree.</text:p>
          <text:p text:style-name="P10">those properties says that we found a set of words which used as a starting sentence in the corpus.</text:p>
        </text:list-item>
        <text:list-item>
          <text:p text:style-name="P10">Need to put in kompas corpus into netbook workplace.</text:p>
        </text:list-item>
      </text:list>
      <text:p text:style-name="Text_20_body">Rabu, 2012 Jun 13</text:p>
      <text:list xml:id="list28321937" text:style-name="L1">
        <text:list-item>
          <text:p text:style-name="P6">Mencoba memodularisasikan pembaca korpus, supaya bisa lebih fleksibel jika diberikan korpus yang baru.</text:p>
        </text:list-item>
        <text:list-item>
          <text:p text:style-name="P6">Menuliskan langkah-langkah yang perlu dilakukan untuk mengumpulkan data yang diperlukan untuk mendukung hipotesis penelitian. Dokumentasi ini dituliskan dalam dokumen terpisah (sebutkan nama dokumennya: -).</text:p>
        </text:list-item>
      </text:list>
      <text:p text:style-name="Text_20_body">Minggu, 20120512</text:p>
      <text:list xml:id="list28315547" text:style-name="L2">
        <text:list-item>
          <text:p text:style-name="P7">Memanfaatkan NLTK untuk sentence segmentation korpus Tempo.</text:p>
        </text:list-item>
      </text:list>
      <text:p text:style-name="Text_20_body">Rabu, 20120509</text:p>
      <text:list xml:id="list28321120" text:style-name="L3">
        <text:list-item>
          <text:p text:style-name="P8">Menghitung Clustering Coefficient menggunakan NetworkX: clustering(G[, nodes, weight]) Compute the clustering coefficient for nodes.</text:p>
        </text:list-item>
        <text:list-item>
          <text:p text:style-name="P8">Menghitung Clustering Coefficient menggunakan NetworkX: average_clustering(G[, nodes, weight, ..]) Compute the average clustering coefficient for the graph G.</text:p>
        </text:list-item>
        <text:list-item>
          <text:p text:style-name="P1">Menghitung Average Shortest Path Length menggunakan NetworkX: average_shortest_path_length(G, weight=None) Return the average shortest path length in the graph.</text:p>
        </text:list-item>
      </text:list>
      <text:p text:style-name="Text_20_body">Senin, 20120409</text:p>
      <text:list xml:id="list28298401" text:style-name="L4">
        <text:list-item>
          <text:p text:style-name="P9">Belajar dulu tentang degree centrality: Tulis, kasih contoh.</text:p>
        </text:list-item>
      </text:list>
      <text:p text:style-name="Standard">Rabu, 20120118</text:p>
      <text:list xml:id="list28311974" text:style-name="L5">
        <text:list-item>
          <text:p text:style-name="P2">Membaca korpus tempo.</text:p>
        </text:list-item>
        <text:list-item>
          <text:p text:style-name="P2">Memasukkannya ke dalam nltk.Text.</text:p>
        </text:list-item>
      </text:list>
      <text:p text:style-name="Standard">Senin, 20120116</text:p>
      <text:list xml:id="list28308731" text:style-name="L6">
        <text:list-item>
          <text:p text:style-name="P3">Coding Python untuk membaca Korpus Tempo.</text:p>
        </text:list-item>
        <text:list-item>
          <text:p text:style-name="P3">Digabungkan dengan package NetworkX untuk membangun graf.</text:p>
        </text:list-item>
        <text:list-item>
          <text:p text:style-name="P3">Coding Experience:</text:p>
        </text:list-item>
        <text:list-item>
          <text:p text:style-name="P5">Gimana caranya menggabungkan direktori korpus, tanpa harus memasukkannya ke dalam svn repository.</text:p>
        </text:list-item>
      </text:list>
      <text:p text:style-name="Standard">Minggu, 20111113</text:p>
      <text:list xml:id="list28306379" text:style-name="L7">
        <text:list-item>
          <text:p text:style-name="P4">Log Book dimulai lagi.</text:p>
        </text:list-item>
        <text:list-item>
          <text:p text:style-name="P4">Fokus ke InfoMap, SemanticVector, dan NetworkX, Graph Mining. Dengan arah ke bahasa dan dokumen teks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F Usakti</meta:initial-creator>
    <meta:creation-date>2011-11-12T18:03:51.91</meta:creation-date>
    <dc:date>2012-06-27T08:40:48.60</dc:date>
    <dc:creator>Anung Ariwibowo</dc:creator>
    <meta:editing-duration>P2DT6H29M59S</meta:editing-duration>
    <meta:editing-cycles>7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29" meta:word-count="253" meta:character-count="1749" meta:non-whitespace-character-count="1545"/>
  </office:meta>
</office:document-meta>
</file>